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75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eq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rwerwerwevsd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string" table:style-name="ce1">
            <text:p>fdsfsdf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fsfsfsdf erw<text:s/>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string" table:style-name="ce1">
            <text:p>dddddddddddd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ddddddddddddd</text:p>
          </table:table-cell>
          <table:table-cell table:style-name="ce1"/>
          <table:table-cell office:value-type="string" table:style-name="ce1">
            <text:p>dddddddddddddd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ddddddddddddddddddddddddddd</text:p>
          </table:table-cell>
          <table:table-cell table:number-columns-repeated="16376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09-04-16T11:32:48Z</meta:creation-date>
    <dc:date>2022-05-24T18:12:15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